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tyle="italic" fo:font-weight="bold" style:font-style-asian="italic" style:font-weight-asian="bold"/>
    </style:style>
    <style:style style:name="P3" style:family="paragraph" style:parent-style-name="Standard">
      <style:text-properties fo:font-style="italic" style:font-style-asian="italic"/>
    </style:style>
    <style:style style:name="P4" style:family="paragraph" style:parent-style-name="Standard" style:master-page-name="Standard">
      <style:paragraph-properties style:page-number="1"/>
      <style:text-properties fo:font-weight="bold" style:font-weight-asian="bold"/>
    </style:style>
    <style:style style:name="T1" style:family="text">
      <style:text-properties fo:font-style="italic" fo:font-weight="bold" style:font-style-asian="italic" style:font-weight-asian="bold"/>
    </style:style>
    <style:style style:name="T2" style:family="text">
      <style:text-properties fo:font-style="italic" fo:font-weight="bold" style:font-style-asian="italic" style:font-weight-asian="bold" style:font-weight-complex="bold"/>
    </style:style>
    <style:style style:name="T3"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versation between Complex Data and Home Universe</text:p>
      <text:p text:style-name="P2"/>
      <text:p text:style-name="Standard"><text:span text:style-name="T1">Complex Data [CD]:</text:span><text:span text:style-name="T3"> So, it sounds like Home Universe has been using Data Churn for a while now. Is that correct?</text:span></text:p>
      <text:p text:style-name="Standard"><text:span text:style-name="T1">Home Universe [HU]:</text:span><text:span text:style-name="T3"> That is correct. We have a few licenses that we bought 3–4 years ago, and our team has been using the tool to analyse data and generate insights.</text:span></text:p>
      <text:p text:style-name="P3"/>
      <text:p text:style-name="Standard"><text:span text:style-name="T1">CD:</text:span><text:span text:style-name="T3"> <text:s/></text:span><text:span text:style-name="T2">It seems that data chum is not only outdated but also slow and difficult to use. Is that so</text:span><text:span text:style-name="T3">?</text:span></text:p>
      <text:p text:style-name="Standard"><text:span text:style-name="T1">HU:</text:span><text:span text:style-name="T3"> It is a difficult tool to use, I must admit, but the team has learnt how to make the most of it.</text:span></text:p>
      <text:p text:style-name="P3"/>
      <text:p text:style-name="Standard"><text:span text:style-name="T1">CD: Due to its outdatedness and difficulty Is data chum less effective </text:span><text:span text:style-name="T3">?</text:span></text:p>
      <text:p text:style-name="Standard"><text:span text:style-name="T1">HU:</text:span><text:span text:style-name="T3"> It does not affect us much. We have trained a team of five people on how to use Data Churn effectively.</text:span></text:p>
      <text:p text:style-name="P3"/>
      <text:p text:style-name="Standard"><text:span text:style-name="T1">CD:</text:span><text:span text:style-name="T3"> </text:span><text:span text:style-name="T2">Won't it be difficult to handle having just five members ? Won't the requests pile up</text:span><text:span text:style-name="T3">?</text:span></text:p>
      <text:p text:style-name="Standard"><text:span text:style-name="T1">HU:</text:span><text:span text:style-name="T3"> Not much. The requests pile up only when one of the five members quits our organisation and we are waiting for a new member to be trained on Data Churn.</text:span></text:p>
      <text:p text:style-name="P3"/>
      <text:p text:style-name="Standard"><text:span text:style-name="T1">CD:</text:span><text:span text:style-name="T3"> </text:span><text:span text:style-name="T2">With data chum's difficultness in use, won't team members find the job to be tiresome</text:span><text:span text:style-name="T3">?</text:span></text:p>
      <text:p text:style-name="Standard"><text:span text:style-name="T1">HU:</text:span><text:span text:style-name="T3"> Yes, our team members certainly do not like using Data Churn and tend to quit within 12–18 months.</text:span></text:p>
      <text:p text:style-name="P3"/>
      <text:p text:style-name="Standard"><text:span text:style-name="T1">CD:</text:span><text:span text:style-name="T3"> </text:span><text:span text:style-name="T2">So how long will a new team member take to get trained completely in data chum and aren't the training costs high</text:span><text:span text:style-name="T3">?</text:span></text:p>
      <text:p text:style-name="Standard"><text:span text:style-name="T1">HU:</text:span><text:span text:style-name="T3"> It takes 4–6 weeks of training for a new team member to use Data Churn competently. So, that is at least 1.5 months of salary incurred as training cost. In addition to that, we also make a separate payment for the new team member to complete certain training projects, certifications and quizzes provided by Data Churn, which costs about a month’s salary of a team member. So yes, our training cost is quite high. And so far in this year, we have trained six new members because of employee attrition.</text:span></text:p>
      <text:p text:style-name="P3"/>
      <text:p text:style-name="Standard"><text:span text:style-name="T1">CD:</text:span><text:span text:style-name="T3"> </text:span><text:span text:style-name="T2">So how good are data chum's services and support?</text:span></text:p>
      <text:p text:style-name="Standard"><text:span text:style-name="T1">HU:</text:span><text:span text:style-name="T3"> Data Churn offers services as well, wherein they provide us one of their trained employees as an additional team member when one of our team members leaves and we are in the process of training a new one. But they charge really high rates for it, which is about three times what we pay our team members. So, we either use that option to handle heavy workloads when we are short-handed, or we pay overtime for the existing trained team members.</text:span></text:p>
      <text:p text:style-name="P3"/>
      <text:p text:style-name="Standard"><text:span text:style-name="T1">CD:</text:span><text:span text:style-name="T3"> </text:span><text:span text:style-name="T2">Is the overtime pay rate more compared to normal salary as they are doing extra work</text:span><text:span text:style-name="T3">?</text:span></text:p>
      <text:p text:style-name="Standard"><text:span text:style-name="T1">HD:</text:span><text:span text:style-name="T3"> Yes, our overtime pay rate is double the normal salary. But even with overtime pay, the existing team members are not willing to do the extra work, which leads to further attrition.</text:span></text:p>
      <text:p text:style-name="P3"><text:soft-page-break/></text:p>
      <text:p text:style-name="Standard"><text:span text:style-name="T1">CD:</text:span><text:span text:style-name="T3"> Got it. But when you employ contractors from Data Churn, who do not know your data as well as your team members, does that not affect the quality of the work?</text:span></text:p>
      <text:p text:style-name="Standard"><text:span text:style-name="T1">HU:</text:span><text:span text:style-name="T3"> Absolutely, data knowledge is key to our work. So, when we employ Data Churn </text:span><text:span text:style-name="T3">contractors, the quality of their analysis and insights is not as good as what our team members would produce because the former do not have in-depth knowledge of our data. Because of this, our existing team members need to <text:s/>review their work, which leads to duplication of effort.</text:span></text:p>
      <text:p text:style-name="P3"/>
      <text:p text:style-name="Standard"><text:span text:style-name="T1">CD:</text:span><text:span text:style-name="T3"> </text:span><text:span text:style-name="T2">Now a days we have more tools in the market that are being used for your work.</text:span></text:p>
      <text:p text:style-name="Standard"><text:span text:style-name="T1">HU:</text:span><text:span text:style-name="T3"> Tell me about it! I keep getting escalations every other day from the heads of various departments that my team is not functioning optimally. I wish I could get some peace of mind at times. Data Churn is certainly not helping our case!</text:span></text:p>
      <text:p text:style-name="P3"/>
      <text:p text:style-name="Standard"><text:span text:style-name="T1">CD:</text:span><text:span text:style-name="T3"> </text:span><text:span text:style-name="T2">Don't you think Data Chum is affecting your business</text:span><text:span text:style-name="T3">?</text:span></text:p>
      <text:p text:style-name="Standard"><text:span text:style-name="T1">HU:</text:span><text:span text:style-name="T3"> It definitely does. Our business is becoming more and more data driven, and all the departments are highly reliant on us to provide on-time quality insights. Else, their decisions are delayed or are sub-optimal. Just last week, the Head of Marketing was on my case on the phone, talking about how their marketing campaign was delayed by more than two weeks during the peak season because my team could not share insights on which stores are to be targeted for the campaign.</text:span></text:p>
      <text:p text:style-name="P3"/>
      <text:p text:style-name="Standard"><text:span text:style-name="T1">CD:</text:span><text:span text:style-name="T3"> It sounds like Data Churn is causing employee attrition, high training costs, high overtime costs, high contractor costs, low-quality output, duplication of effort and delays, thus affecting critical business decisions. Is that a fair summary?</text:span></text:p>
      <text:p text:style-name="Standard"><text:span text:style-name="T1">HU:</text:span><text:span text:style-name="T3"> Looks like Data Churn is indeed a pain in the ne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
      </style:header>
      <style:footer>
        <text:p text:style-name="MP1"><text:s text:c="3"/></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06-17T15:57:09.72</dc:date>
    <meta:editing-duration>PT42M11S</meta:editing-duration>
    <meta:editing-cycles>4</meta:editing-cycles>
    <meta:generator>OpenOffice/4.1.7$Win32 OpenOffice.org_project/417m1$Build-9800</meta:generator>
    <dc:creator>edward chalamala</dc:creator>
    <meta:document-statistic meta:table-count="0" meta:image-count="0" meta:object-count="0" meta:page-count="2" meta:paragraph-count="26" meta:word-count="774" meta:character-count="4222"/>
  </office:meta>
</office:document-meta>
</file>